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30000009C0FBE84908CCA00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06cm" svg:height="5.501cm" svg:x="6.854cm" svg:y="12.303cm">
          <draw:image xlink:href="Pictures/10000000000000E30000009C0FBE84908CCA00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5:42:48.249654013</meta:creation-date>
    <dc:date>2018-12-12T14:02:10.334573851</dc:date>
    <meta:editing-duration>PT1M14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